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302000001DB91EBFB835D7F6F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4.263cm"/>
    </style:style>
    <style:style style:name="gr3" style:family="graphic" style:parent-style-name="Object_20_with_20_no_20_fill_20_and_20_no_20_line">
      <style:graphic-properties draw:fill="solid" draw:fill-color="#ffffff" draw:opacity="100%"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613cm" fo:min-width="3.80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397cm" fo:min-width="7.7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29cm" svg:height="11.491cm" svg:x="1.421cm" svg:y="1.256cm">
          <draw:image xlink:href="Pictures/1000000000000302000001DB91EBFB835D7F6FE6.png" xlink:type="simple" xlink:show="embed" xlink:actuate="onLoad" draw:mime-type="image/png">
            <text:p/>
          </draw:image>
        </draw:frame>
        <draw:custom-shape draw:style-name="gr2" draw:text-style-name="P2" draw:layer="layout" svg:width="4.763cm" svg:height="0.864cm" svg:x="6.297cm" svg:y="3.74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41cm" svg:height="0.75cm" svg:x="7.776cm" svg:y="3.8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2" draw:layer="layout" svg:width="4.303cm" svg:height="0.863cm" svg:x="14.287cm" svg:y="1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255cm" svg:height="0.647cm" svg:x="9.89cm" svg:y="7.6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7cm" svg:height="0.751cm" svg:x="12.431cm" svg:y="7.5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1T16:56:54.172000000</meta:creation-date>
    <dc:date>2022-11-30T12:23:20.758000000</dc:date>
    <meta:editing-duration>P1DT11H13M48S</meta:editing-duration>
    <meta:editing-cycles>3</meta:editing-cycles>
    <meta:generator>LibreOffice/7.1.2.2$Windows_X86_64 LibreOffice_project/8a45595d069ef5570103caea1b71cc9d82b2aae4</meta:generator>
    <meta:document-statistic meta:object-count="6"/>
  </office:meta>
</office:document-meta>
</file>

<file path=Object 1/content.xml><?xml version="1.0" encoding="utf-8"?>
<math xmlns="http://www.w3.org/1998/Math/MathML" display="block">
  <semantics>
    <mrow>
      <msub>
        <mi>C</mi>
        <mn>0</mn>
      </msub>
      <mo stretchy="false">=</mo>
      <mn>1</mn>
    </mrow>
    <annotation encoding="StarMath 5.0">C_0=1</annotation>
  </semantics>
</math>
</file>

<file path=Object 2/content.xml><?xml version="1.0" encoding="utf-8"?>
<math xmlns="http://www.w3.org/1998/Math/MathML" display="block">
  <semantics>
    <mrow>
      <msub>
        <mover accent="true">
          <mi mathvariant="italic">cor</mi>
          <mo>¯</mo>
        </mover>
        <mi mathvariant="italic">cell</mi>
      </msub>
      <mo stretchy="false">≥</mo>
      <mn>0.42</mn>
    </mrow>
    <annotation encoding="StarMath 5.0">{overline {cor} }_cell &gt;= 0.42</annotation>
  </semantics>
</math>
</file>